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rlito" svg:font-family="Carlito" style:font-family-generic="swiss" style:font-pitch="variable"/>
    <style:font-face style:name="DejaVu Sans" svg:font-family="'DejaVu Sans'" style:font-family-generic="system" style:font-pitch="variable"/>
    <style:font-face style:name="Hack Nerd Font" svg:font-family="'Hack Nerd Font'" style:font-pitch="variable"/>
    <style:font-face style:name="Hack Nerd Font Mono" svg:font-family="'Hack Nerd Font Mono'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Source Code Pro Black" svg:font-family="'Source Code Pro Black'" style:font-adornments="Black" style:font-pitch="fixed"/>
    <style:font-face style:name="Source Code Pro Black1" svg:font-family="'Source Code Pro Black'" style:font-pitch="fixed"/>
  </office:font-face-decls>
  <office:automatic-styles>
    <style:style style:name="dp1" style:family="drawing-page"/>
    <style:style style:name="gr1" style:family="graphic" style:parent-style-name="standard">
      <style:graphic-properties svg:stroke-color="#3465a4" draw:stroke-linejoin="round" draw:fill-color="#dee6ef" draw:textarea-horizontal-align="justify" draw:textarea-vertical-align="middle" draw:auto-grow-height="false" fo:min-height="0.999cm" fo:min-width="0.714cm"/>
      <style:paragraph-properties style:writing-mode="lr-tb"/>
    </style:style>
    <style:style style:name="gr2" style:family="graphic" style:parent-style-name="standard">
      <style:graphic-properties svg:stroke-color="#3465a4" draw:stroke-linejoin="round" draw:fill-color="#dee6ef" draw:textarea-horizontal-align="justify" draw:textarea-vertical-align="middle" draw:auto-grow-height="false" fo:min-height="1cm" fo:min-width="0.714cm"/>
      <style:paragraph-properties style:writing-mode="lr-tb"/>
    </style:style>
    <style:style style:name="gr3" style:family="graphic" style:parent-style-name="standard">
      <style:graphic-properties svg:stroke-color="#3465a4" draw:stroke-linejoin="round" draw:fill-color="#dee6ef" draw:textarea-horizontal-align="justify" draw:textarea-vertical-align="middle" draw:auto-grow-height="false" fo:min-height="1cm" fo:min-width="0.715cm"/>
      <style:paragraph-properties style:writing-mode="lr-tb"/>
    </style:style>
    <style:style style:name="gr4" style:family="graphic" style:parent-style-name="standard">
      <style:graphic-properties svg:stroke-color="#069a2e" draw:stroke-linejoin="round" draw:fill-color="#dde8cb" draw:textarea-horizontal-align="justify" draw:textarea-vertical-align="middle" draw:auto-grow-height="false" fo:min-height="0.999cm" fo:min-width="0.714cm"/>
      <style:paragraph-properties style:writing-mode="lr-tb"/>
    </style:style>
    <style:style style:name="gr5" style:family="graphic" style:parent-style-name="standard">
      <style:graphic-properties svg:stroke-color="#069a2e" draw:stroke-linejoin="round" draw:fill-color="#dde8cb" draw:textarea-horizontal-align="justify" draw:textarea-vertical-align="middle" draw:auto-grow-height="false" fo:min-height="0.999cm" fo:min-width="0.964cm"/>
      <style:paragraph-properties style:writing-mode="lr-tb"/>
    </style:style>
    <style:style style:name="gr6" style:family="graphic" style:parent-style-name="standard">
      <style:graphic-properties svg:stroke-color="#069a2e" draw:stroke-linejoin="round" draw:fill-color="#dde8cb" draw:textarea-horizontal-align="justify" draw:textarea-vertical-align="middle" draw:auto-grow-height="false" fo:min-height="0.999cm" fo:min-width="1cm"/>
      <style:paragraph-properties style:writing-mode="lr-tb"/>
    </style:style>
    <style:style style:name="gr7" style:family="graphic" style:parent-style-name="standard">
      <style:graphic-properties svg:stroke-color="#3465a4" draw:stroke-linejoin="round" draw:fill-color="#dee6ef" draw:textarea-horizontal-align="justify" draw:textarea-vertical-align="middle" draw:auto-grow-height="false" fo:min-height="0.999cm" fo:min-width="0.718cm"/>
      <style:paragraph-properties style:writing-mode="lr-tb"/>
    </style:style>
    <style:style style:name="gr8" style:family="graphic" style:parent-style-name="standard">
      <style:graphic-properties svg:stroke-color="#3465a4" draw:stroke-linejoin="round" draw:fill-color="#dee6ef" draw:textarea-horizontal-align="justify" draw:textarea-vertical-align="middle" draw:auto-grow-height="false" fo:min-height="1cm" fo:min-width="0.719cm"/>
      <style:paragraph-properties style:writing-mode="lr-tb"/>
    </style:style>
    <style:style style:name="gr9" style:family="graphic" style:parent-style-name="standard">
      <style:graphic-properties svg:stroke-color="#069a2e" draw:stroke-linejoin="round" draw:fill-color="#dde8cb" draw:textarea-horizontal-align="justify" draw:textarea-vertical-align="middle" draw:auto-grow-height="false" fo:min-height="0.999cm" fo:min-width="0.718cm"/>
      <style:paragraph-properties style:writing-mode="lr-tb"/>
    </style:style>
    <style:style style:name="gr10" style:family="graphic" style:parent-style-name="standard">
      <style:graphic-properties svg:stroke-color="#069a2e" draw:stroke-linejoin="round" draw:fill-color="#dde8cb" draw:textarea-horizontal-align="justify" draw:textarea-vertical-align="middle" draw:auto-grow-height="false" fo:min-height="0.999cm" fo:min-width="1.004cm"/>
      <style:paragraph-properties style:writing-mode="lr-tb"/>
    </style:style>
    <style:style style:name="gr11" style:family="graphic" style:parent-style-name="standard">
      <style:graphic-properties svg:stroke-color="#069a2e" draw:stroke-linejoin="round" draw:fill-color="#dde8cb" draw:textarea-horizontal-align="justify" draw:textarea-vertical-align="middle" draw:auto-grow-height="false" fo:min-height="0.999cm" fo:min-width="1.024cm"/>
      <style:paragraph-properties style:writing-mode="lr-tb"/>
    </style:style>
    <style:style style:name="gr12" style:family="graphic" style:parent-style-name="standard" style:list-style-name="L1">
      <style:graphic-properties svg:stroke-color="#069a2e" draw:stroke-linejoin="round" draw:fill-color="#dde8cb" draw:textarea-horizontal-align="justify" draw:textarea-vertical-align="middle" draw:auto-grow-height="false" fo:min-height="0.999cm" fo:min-width="1cm"/>
      <style:paragraph-properties style:writing-mode="lr-tb"/>
    </style:style>
    <style:style style:name="gr13" style:family="graphic" style:parent-style-name="standard">
      <style:graphic-properties svg:stroke-color="#069a2e" draw:stroke-linejoin="round" draw:fill-color="#dde8cb" draw:textarea-horizontal-align="justify" draw:textarea-vertical-align="middle" draw:auto-grow-height="false" fo:min-height="0.999cm" fo:min-width="0.932cm"/>
      <style:paragraph-properties style:writing-mode="lr-tb"/>
    </style:style>
    <style:style style:name="gr14" style:family="graphic" style:parent-style-name="standard">
      <style:graphic-properties svg:stroke-color="#069a2e" draw:stroke-linejoin="round" draw:fill-color="#afd095" draw:textarea-horizontal-align="justify" draw:textarea-vertical-align="middle" draw:auto-grow-height="false" fo:min-height="0.999cm" fo:min-width="1cm"/>
      <style:paragraph-properties style:writing-mode="lr-tb"/>
    </style:style>
    <style:style style:name="gr15" style:family="graphic" style:parent-style-name="standard" style:list-style-name="L1">
      <style:graphic-properties svg:stroke-color="#069a2e" draw:stroke-linejoin="round" draw:fill-color="#dde8cb" draw:textarea-horizontal-align="justify" draw:textarea-vertical-align="middle" draw:auto-grow-height="false" fo:min-height="0.999cm" fo:min-width="1cm"/>
      <style:paragraph-properties style:writing-mode="lr-tb"/>
    </style:style>
    <style:style style:name="gr16" style:family="graphic" style:parent-style-name="standard">
      <style:graphic-properties svg:stroke-color="#069a2e" draw:stroke-linejoin="round" draw:fill-color="#afd095" draw:textarea-horizontal-align="justify" draw:textarea-vertical-align="middle" draw:auto-grow-height="false" fo:min-height="0.999cm" fo:min-width="1.024cm"/>
      <style:paragraph-properties style:writing-mode="lr-tb"/>
    </style:style>
    <style:style style:name="gr17" style:family="graphic" style:parent-style-name="standard" style:list-style-name="L1">
      <style:graphic-properties svg:stroke-color="#069a2e" draw:stroke-linejoin="round" draw:fill-color="#dde8cb" draw:textarea-horizontal-align="justify" draw:textarea-vertical-align="middle" draw:auto-grow-height="false" fo:min-height="0.999cm" fo:min-width="1cm"/>
      <style:paragraph-properties style:writing-mode="lr-tb"/>
    </style:style>
    <style:style style:name="P1" style:family="paragraph">
      <style:paragraph-properties fo:text-align="center"/>
      <style:text-properties fo:color="#2a6099" loext:opacity="100%" style:font-name="Hack Nerd Font Mono" fo:font-size="14pt"/>
    </style:style>
    <style:style style:name="P2" style:family="paragraph">
      <loext:graphic-properties draw:fill-color="#dee6ef"/>
      <style:paragraph-properties fo:text-align="center"/>
      <style:text-properties fo:color="#2a6099" loext:opacity="100%" style:font-name="Hack Nerd Font Mono" fo:font-size="14pt"/>
    </style:style>
    <style:style style:name="P3" style:family="paragraph">
      <style:paragraph-properties fo:text-align="center"/>
      <style:text-properties fo:color="#00a933" loext:opacity="100%" style:font-name="Hack Nerd Font Mono" fo:font-size="9pt"/>
    </style:style>
    <style:style style:name="P4" style:family="paragraph">
      <loext:graphic-properties draw:fill-color="#dde8cb"/>
      <style:paragraph-properties fo:text-align="center"/>
      <style:text-properties fo:color="#00a933" loext:opacity="100%" style:font-name="Hack Nerd Font Mono" fo:font-size="9pt"/>
    </style:style>
    <style:style style:name="P5" style:family="paragraph">
      <style:paragraph-properties fo:text-align="center"/>
      <style:text-properties fo:color="#00a933" loext:opacity="100%" style:font-name="Hack Nerd Font Mono" fo:font-size="9pt" style:font-size-asian="9pt" style:font-size-complex="9pt"/>
    </style:style>
    <style:style style:name="P6" style:family="paragraph">
      <loext:graphic-properties draw:fill-color="#dde8cb"/>
      <style:paragraph-properties fo:text-align="center"/>
      <style:text-properties fo:color="#00a933" loext:opacity="100%" style:font-name="Hack Nerd Font Mono" fo:font-size="9pt" style:font-size-asian="9pt" style:font-size-complex="9pt"/>
    </style:style>
    <style:style style:name="P7" style:family="paragraph">
      <style:paragraph-properties fo:text-align="center"/>
      <style:text-properties fo:color="#00a933" loext:opacity="100%" style:font-name="Hack Nerd Font Mono" fo:font-size="7pt" style:font-size-asian="7pt" style:font-size-complex="7pt"/>
    </style:style>
    <style:style style:name="P8" style:family="paragraph">
      <loext:graphic-properties draw:fill-color="#dde8cb"/>
      <style:paragraph-properties fo:text-align="center"/>
      <style:text-properties fo:color="#00a933" loext:opacity="100%" style:font-name="Hack Nerd Font Mono" fo:font-size="7pt" style:font-size-asian="7pt" style:font-size-complex="7pt"/>
    </style:style>
    <style:style style:name="P9" style:family="paragraph">
      <style:paragraph-properties fo:text-align="center"/>
      <style:text-properties fo:color="#00a933" loext:opacity="100%" style:font-name="Hack Nerd Font Mono" fo:font-size="9pt" style:font-size-asian="10pt" style:font-size-complex="10pt"/>
    </style:style>
    <style:style style:name="P10" style:family="paragraph">
      <loext:graphic-properties draw:fill-color="#dde8cb"/>
      <style:paragraph-properties fo:text-align="center"/>
      <style:text-properties fo:color="#00a933" loext:opacity="100%" style:font-name="Hack Nerd Font Mono" fo:font-size="9pt" style:font-size-asian="10pt" style:font-size-complex="10pt"/>
    </style:style>
    <style:style style:name="P11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00a933" loext:opacity="100%" style:text-outline="false" style:text-line-through-style="none" style:text-line-through-type="none" style:font-name="Hack Nerd Font Mono" fo:font-size="7pt" fo:font-style="normal" fo:text-shadow="none" style:text-underline-style="none" fo:font-weight="normal" style:letter-kerning="true" style:font-name-asian="Noto Sans CJK SC" style:font-size-asian="7pt" style:font-style-asian="normal" style:font-weight-asian="normal" style:font-name-complex="Lohit Devanagari" style:font-size-complex="7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loext:graphic-properties draw:fill-color="#dde8cb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00a933" loext:opacity="100%" style:text-outline="false" style:text-line-through-style="none" style:text-line-through-type="none" style:font-name="Hack Nerd Font Mono" fo:font-size="7pt" fo:font-style="normal" fo:text-shadow="none" style:text-underline-style="none" fo:font-weight="normal" style:letter-kerning="true" style:font-name-asian="Noto Sans CJK SC" style:font-size-asian="7pt" style:font-style-asian="normal" style:font-weight-asian="normal" style:font-name-complex="Lohit Devanagari" style:font-size-complex="7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loext:graphic-properties draw:fill-color="#afd095"/>
      <style:paragraph-properties fo:text-align="center"/>
      <style:text-properties fo:color="#00a933" loext:opacity="100%" style:font-name="Hack Nerd Font Mono" fo:font-size="7pt" style:font-size-asian="7pt" style:font-size-complex="7pt"/>
    </style:style>
    <style:style style:name="P14" style:family="paragraph">
      <style:paragraph-properties fo:text-align="center"/>
      <style:text-properties fo:color="#00a933" loext:opacity="100%" style:font-name="Hack Nerd Font Mono" fo:font-size="14pt"/>
    </style:style>
    <style:style style:name="P15" style:family="paragraph">
      <loext:graphic-properties draw:fill-color="#dde8cb"/>
      <style:paragraph-properties fo:text-align="center"/>
      <style:text-properties fo:color="#00a933" loext:opacity="100%" style:font-name="Hack Nerd Font Mono" fo:font-size="14pt"/>
    </style:style>
    <style:style style:name="P16" style:family="paragraph">
      <style:paragraph-properties fo:text-align="center"/>
      <style:text-properties fo:color="#00a933" loext:opacity="100%" style:font-name="Hack Nerd Font Mono" fo:font-size="14pt" style:font-size-asian="10pt" style:font-size-complex="10pt"/>
    </style:style>
    <style:style style:name="P17" style:family="paragraph">
      <loext:graphic-properties draw:fill-color="#dde8cb"/>
      <style:paragraph-properties fo:text-align="center"/>
      <style:text-properties fo:color="#00a933" loext:opacity="100%" style:font-name="Hack Nerd Font Mono" fo:font-size="14pt" style:font-size-asian="10pt" style:font-size-complex="10pt"/>
    </style:style>
    <style:style style:name="P18" style:family="paragraph">
      <style:paragraph-properties fo:text-align="center"/>
      <style:text-properties fo:color="#00a933" loext:opacity="100%" style:font-name="Hack Nerd Font Mono" fo:font-size="14pt" style:font-size-asian="9pt" style:font-size-complex="9pt"/>
    </style:style>
    <style:style style:name="P19" style:family="paragraph">
      <loext:graphic-properties draw:fill-color="#dde8cb"/>
      <style:paragraph-properties fo:text-align="center"/>
      <style:text-properties fo:color="#00a933" loext:opacity="100%" style:font-name="Hack Nerd Font Mono" fo:font-size="14pt" style:font-size-asian="9pt" style:font-size-complex="9pt"/>
    </style:style>
    <style:style style:name="T1" style:family="text">
      <style:text-properties style:font-size-asian="9pt" style:font-size-complex="9pt"/>
    </style:style>
    <style:style style:name="T2" style:family="text">
      <style:text-properties fo:font-size="7pt" style:font-size-asian="7pt" style:font-size-complex="7pt"/>
    </style:style>
    <style:style style:name="T3" style:family="text">
      <style:text-properties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214cm" svg:height="1.249cm" svg:x="7.786cm" svg:y="1.451cm">
          <text:p text:style-name="P1">M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M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14cm" svg:height="1.25cm" svg:x="6.329cm" svg:y="1.2cm">
          <text:p text:style-name="P1">M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0.95cm">
          <text:p text:style-name="P1">M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1.2cm">
          <text:p text:style-name="P1">M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1.451cm">
          <text:p text:style-name="P1">M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1.451cm">
          <text:p text:style-name="P3">M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M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M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1.2cm">
          <text:p text:style-name="P1">M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0.95cm">
          <text:p text:style-name="P1">M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1.2cm">
          <text:p text:style-name="P1">M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1.451cm">
          <text:p text:style-name="P1">M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1.451cm">
          <text:p text:style-name="P3">M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M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M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1.2cm">
          <text:p text:style-name="P1">M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0.95cm">
          <text:p text:style-name="P1">M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1.2cm">
          <text:p text:style-name="P1">M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1.451cm">
          <text:p text:style-name="P1">M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1.451cm">
          <text:p text:style-name="P3">M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M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M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1.2cm">
          <text:p text:style-name="P1">M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0.95cm">
          <text:p text:style-name="P1">M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1.2cm">
          <text:p text:style-name="P1">M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1.451cm">
          <text:p text:style-name="P1">M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1.451cm">
          <text:p text:style-name="P3">M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2.951cm">
          <text:p text:style-name="P1">M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2.951cm">
          <text:p text:style-name="P1">M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2.7cm">
          <text:p text:style-name="P1">M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2.45cm">
          <text:p text:style-name="P1">M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2.7cm">
          <text:p text:style-name="P1">M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2.951cm">
          <text:p text:style-name="P1">M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2.951cm">
          <text:p text:style-name="P3">M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2.951cm">
          <text:p text:style-name="P1">M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2.951cm">
          <text:p text:style-name="P1">M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2.7cm">
          <text:p text:style-name="P1">M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2.45cm">
          <text:p text:style-name="P1">M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2.7cm">
          <text:p text:style-name="P1">M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2.951cm">
          <text:p text:style-name="P1">M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2.951cm">
          <text:p text:style-name="P3">M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4.451cm">
          <text:p text:style-name="P1">M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4.451cm">
          <text:p text:style-name="P1">M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4.2cm">
          <text:p text:style-name="P1">M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3.95cm">
          <text:p text:style-name="P1">M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4.2cm">
          <text:p text:style-name="P1">M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4.451cm">
          <text:p text:style-name="P1">M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4.451cm">
          <text:p text:style-name="P3">M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7.036cm" svg:y="6.25cm">
          <text:p text:style-name="P3">M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4.2cm">
          <text:p text:style-name="P1">M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3.95cm">
          <text:p text:style-name="P1">M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4.2cm">
          <text:p text:style-name="P1">M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4.451cm">
          <text:p text:style-name="P1">M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4.451cm">
          <text:p text:style-name="P3">M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8.5cm" svg:y="6.5cm">
          <text:p text:style-name="P3">M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M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M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14cm" svg:height="1.25cm" svg:x="6.329cm" svg:y="1.2cm">
          <text:p text:style-name="P1">M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0.95cm">
          <text:p text:style-name="P1">M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1.2cm">
          <text:p text:style-name="P1">M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1.451cm">
          <text:p text:style-name="P1">M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1.451cm">
          <text:p text:style-name="P3">M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M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M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1.2cm">
          <text:p text:style-name="P1">M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0.95cm">
          <text:p text:style-name="P1">M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1.2cm">
          <text:p text:style-name="P1">M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1.451cm">
          <text:p text:style-name="P1">M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1.451cm">
          <text:p text:style-name="P3">M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M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M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1.2cm">
          <text:p text:style-name="P1">M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0.95cm">
          <text:p text:style-name="P1">M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1.2cm">
          <text:p text:style-name="P1">M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1.451cm">
          <text:p text:style-name="P1">M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1.451cm">
          <text:p text:style-name="P3">M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M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J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1.2cm">
          <text:p text:style-name="P1">O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0.95cm">
          <text:p text:style-name="P1">P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1.2cm">
          <text:p text:style-name="P1">É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1.451cm">
          <text:p text:style-name="P1">Z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464cm" svg:height="1.249cm" svg:x="0.25cm" svg:y="1.451cm">
          <text:p text:style-name="P5"><text:span text:style-name="T1">tab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2.951cm">
          <text:p text:style-name="P1">M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2.951cm">
          <text:p text:style-name="P1">M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2.7cm">
          <text:p text:style-name="P1">M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2.45cm">
          <text:p text:style-name="P1">M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2.7cm">
          <text:p text:style-name="P1">M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2.951cm">
          <text:p text:style-name="P1">M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2.951cm">
          <text:p text:style-name="P3">M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2.951cm">
          <text:p text:style-name="P1">M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2.951cm">
          <text:p text:style-name="P1">!?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2.7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2.45cm">
          <text:p text:style-name="P1">I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2.7cm">
          <text:p text:style-name="P1">U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2.951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464cm" svg:height="1.249cm" svg:x="0.25cm" svg:y="2.951cm">
          <text:p text:style-name="P5"><text:span text:style-name="T1">esc</text:span></text:p>
          <text:p text:style-name="P5"><text:span text:style-name="T1">linux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4.451cm">
          <text:p text:style-name="P1">M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4.451cm">
          <text:p text:style-name="P1">&lt;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4.2cm">
          <text:p text:style-name="P1">M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3.95cm">
          <text:p text:style-name="P1">M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4.2cm">
          <text:p text:style-name="P1">M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4.451cm">
          <text:p text:style-name="P1">M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4.451cm">
          <text:p text:style-name="P3">M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1.5cm" svg:height="1.249cm" svg:x="5cm" svg:y="6cm">
          <text:p text:style-name="P7"><text:span text:style-name="T2">raise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1.5cm" svg:height="1.249cm" svg:x="6.75cm" svg:y="6.249cm">
          <text:p text:style-name="P7"><text:span text:style-name="T2">mouse</text:span></text:p>
          <text:p text:style-name="P7"><text:span text:style-name="T2">,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4.2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3.95cm">
          <text:p text:style-name="P1">X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4.2cm">
          <text:p text:style-name="P1">Y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4.451cm">
          <text:p text:style-name="P1">B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464cm" svg:height="1.249cm" svg:x="0.25cm" svg:y="4.451cm">
          <text:p text:style-name="P5"><text:span text:style-name="T1">alt</text:span></text:p>
          <text:p text:style-name="P5"><text:span text:style-name="T1">¨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1.5cm" svg:height="1.249cm" svg:x="8.5cm" svg:y="6.5cm">
          <text:p text:style-name="P7"><text:span text:style-name="T2">Space</text:span></text:p>
          <text:p text:style-name="P7"><text:span text:style-name="T2">Ctrl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2" draw:layer="layout" svg:width="1.218cm" svg:height="1.249cm" svg:x="11.932cm" svg:y="1.451cm">
          <text:p text:style-name="P1">M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2" draw:layer="layout" svg:width="1.218cm" svg:height="1.249cm" svg:x="11.932cm" svg:y="1.451cm">
          <text:p text:style-name="P1">M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8" draw:text-style-name="P2" draw:layer="layout" svg:width="1.219cm" svg:height="1.25cm" svg:x="13.393cm" svg:y="1.2cm">
          <text:p text:style-name="P1">M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9cm" svg:height="1.25cm" svg:x="14.856cm" svg:y="0.95cm">
          <text:p text:style-name="P1">M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9cm" svg:height="1.25cm" svg:x="16.319cm" svg:y="1.2cm">
          <text:p text:style-name="P1">M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2" draw:layer="layout" svg:width="1.218cm" svg:height="1.249cm" svg:x="17.783cm" svg:y="1.451cm">
          <text:p text:style-name="P1">M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4" draw:layer="layout" svg:width="1.218cm" svg:height="1.249cm" svg:x="19.246cm" svg:y="1.451cm">
          <text:p text:style-name="P3">M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2" draw:layer="layout" svg:width="1.218cm" svg:height="1.249cm" svg:x="11.932cm" svg:y="1.451cm">
          <text:p text:style-name="P1">M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2" draw:layer="layout" svg:width="1.218cm" svg:height="1.249cm" svg:x="11.932cm" svg:y="1.451cm">
          <text:p text:style-name="P1">M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9cm" svg:height="1.25cm" svg:x="13.393cm" svg:y="1.2cm">
          <text:p text:style-name="P1">M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9cm" svg:height="1.25cm" svg:x="14.856cm" svg:y="0.95cm">
          <text:p text:style-name="P1">M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9cm" svg:height="1.25cm" svg:x="16.319cm" svg:y="1.2cm">
          <text:p text:style-name="P1">M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2" draw:layer="layout" svg:width="1.218cm" svg:height="1.249cm" svg:x="17.783cm" svg:y="1.451cm">
          <text:p text:style-name="P1">M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4" draw:layer="layout" svg:width="1.218cm" svg:height="1.249cm" svg:x="19.246cm" svg:y="1.451cm">
          <text:p text:style-name="P3">M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2" draw:layer="layout" svg:width="1.218cm" svg:height="1.249cm" svg:x="11.932cm" svg:y="1.451cm">
          <text:p text:style-name="P1">M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2" draw:layer="layout" svg:width="1.218cm" svg:height="1.249cm" svg:x="11.932cm" svg:y="1.451cm">
          <text:p text:style-name="P1">M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9cm" svg:height="1.25cm" svg:x="13.393cm" svg:y="1.2cm">
          <text:p text:style-name="P1">M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9cm" svg:height="1.25cm" svg:x="14.856cm" svg:y="0.95cm">
          <text:p text:style-name="P1">M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9cm" svg:height="1.25cm" svg:x="16.319cm" svg:y="1.2cm">
          <text:p text:style-name="P1">M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2" draw:layer="layout" svg:width="1.218cm" svg:height="1.249cm" svg:x="17.783cm" svg:y="1.451cm">
          <text:p text:style-name="P1">M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4" draw:layer="layout" svg:width="1.218cm" svg:height="1.249cm" svg:x="19.246cm" svg:y="1.451cm">
          <text:p text:style-name="P3">M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2" draw:layer="layout" svg:width="1.218cm" svg:height="1.249cm" svg:x="11.932cm" svg:y="1.451cm">
          <text:p text:style-name="P1">M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7" draw:text-style-name="P2" draw:layer="layout" svg:width="1.218cm" svg:height="1.249cm" svg:x="11.932cm" svg:y="1.451cm">
          <text:p text:style-name="P1">K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9cm" svg:height="1.25cm" svg:x="13.393cm" svg:y="1.2cm">
          <text:p text:style-name="P1">V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9cm" svg:height="1.25cm" svg:x="14.856cm" svg:y="0.95cm">
          <text:p text:style-name="P1">D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9cm" svg:height="1.25cm" svg:x="16.319cm" svg:y="1.2cm">
          <text:p text:style-name="P1">L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2" draw:layer="layout" svg:width="1.218cm" svg:height="1.249cm" svg:x="17.783cm" svg:y="1.451cm">
          <text:p text:style-name="P1">M</text:p>
          <draw:enhanced-geometry svg:viewBox="0 0 21600 21600" draw:mirror-horizontal="true" draw:type="rectangle" draw:enhanced-path="M 0 0 L 21600 0 21600 21600 0 21600 0 0 Z N"/>
        </draw:custom-shape>
        <draw:custom-shape draw:style-name="gr10" draw:text-style-name="P10" draw:layer="layout" svg:width="1.504cm" svg:height="1.249cm" svg:x="19.246cm" svg:y="1.451cm">
          <text:p text:style-name="P9"><text:span text:style-name="T3">bsp</text:span></text:p>
          <text:p text:style-name="P9"><text:span text:style-name="T3">del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2" draw:layer="layout" svg:width="1.218cm" svg:height="1.249cm" svg:x="11.932cm" svg:y="2.951cm">
          <text:p text:style-name="P1">M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2" draw:layer="layout" svg:width="1.218cm" svg:height="1.249cm" svg:x="11.932cm" svg:y="2.951cm">
          <text:p text:style-name="P1">M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9cm" svg:height="1.25cm" svg:x="13.393cm" svg:y="2.7cm">
          <text:p text:style-name="P1">M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9cm" svg:height="1.25cm" svg:x="14.856cm" svg:y="2.45cm">
          <text:p text:style-name="P1">M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9cm" svg:height="1.25cm" svg:x="16.319cm" svg:y="2.7cm">
          <text:p text:style-name="P1">M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2" draw:layer="layout" svg:width="1.218cm" svg:height="1.249cm" svg:x="17.783cm" svg:y="2.951cm">
          <text:p text:style-name="P1">M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4" draw:layer="layout" svg:width="1.218cm" svg:height="1.249cm" svg:x="19.246cm" svg:y="2.951cm">
          <text:p text:style-name="P3">M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2" draw:layer="layout" svg:width="1.218cm" svg:height="1.249cm" svg:x="11.932cm" svg:y="2.951cm">
          <text:p text:style-name="P1">M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2" draw:layer="layout" svg:width="1.218cm" svg:height="1.249cm" svg:x="11.932cm" svg:y="2.951cm">
          <text:p text:style-name="P1">C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9cm" svg:height="1.25cm" svg:x="13.393cm" svg:y="2.7cm">
          <text:p text:style-name="P1">T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9cm" svg:height="1.25cm" svg:x="14.856cm" svg:y="2.45cm">
          <text:p text:style-name="P1">S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9cm" svg:height="1.25cm" svg:x="16.319cm" svg:y="2.7cm">
          <text:p text:style-name="P1">R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2" draw:layer="layout" svg:width="1.218cm" svg:height="1.249cm" svg:x="17.783cm" svg:y="2.951cm">
          <text:p text:style-name="P1">N</text:p>
          <draw:enhanced-geometry svg:viewBox="0 0 21600 21600" draw:mirror-horizontal="true" draw:type="rectangle" draw:enhanced-path="M 0 0 L 21600 0 21600 21600 0 21600 0 0 Z N"/>
        </draw:custom-shape>
        <draw:custom-shape draw:style-name="gr10" draw:text-style-name="P6" draw:layer="layout" svg:width="1.504cm" svg:height="1.249cm" svg:x="19.246cm" svg:y="2.951cm">
          <text:p text:style-name="P5"><text:span text:style-name="T1">Sctr</text:span></text:p>
          <text:p text:style-name="P5"><text:span text:style-name="T1">‘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2" draw:layer="layout" svg:width="1.218cm" svg:height="1.249cm" svg:x="11.932cm" svg:y="4.451cm">
          <text:p text:style-name="P1">M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2" draw:layer="layout" svg:width="1.218cm" svg:height="1.249cm" svg:x="11.932cm" svg:y="4.451cm">
          <text:p text:style-name="P1">&gt;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9cm" svg:height="1.25cm" svg:x="13.393cm" svg:y="4.2cm">
          <text:p text:style-name="P1">M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9cm" svg:height="1.25cm" svg:x="14.856cm" svg:y="3.95cm">
          <text:p text:style-name="P1">M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9cm" svg:height="1.25cm" svg:x="16.319cm" svg:y="4.2cm">
          <text:p text:style-name="P1">M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2" draw:layer="layout" svg:width="1.218cm" svg:height="1.249cm" svg:x="17.783cm" svg:y="4.451cm">
          <text:p text:style-name="P1">M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4" draw:layer="layout" svg:width="1.218cm" svg:height="1.249cm" svg:x="19.246cm" svg:y="4.451cm">
          <text:p text:style-name="P3">M</text:p>
          <draw:enhanced-geometry svg:viewBox="0 0 21600 21600" draw:mirror-horizontal="true" draw:type="rectangle" draw:enhanced-path="M 0 0 L 21600 0 21600 21600 0 21600 0 0 Z N"/>
        </draw:custom-shape>
        <draw:custom-shape draw:style-name="gr11" draw:text-style-name="P8" draw:layer="layout" svg:width="1.524cm" svg:height="1.249cm" svg:x="14.476cm" svg:y="6cm">
          <text:p text:style-name="P7"><text:span text:style-name="T2">lower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2" draw:text-style-name="P12" draw:layer="layout" svg:width="1.5cm" svg:height="1.249cm" svg:x="12.75cm" svg:y="6.251cm">
          <text:p text:style-name="P11"><text:span text:style-name="T2">arrows</text:span></text:p>
          <text:p text:style-name="P11"><text:span text:style-name="T2">.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9cm" svg:height="1.25cm" svg:x="13.393cm" svg:y="4.2cm">
          <text:p text:style-name="P1">Q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9cm" svg:height="1.25cm" svg:x="14.856cm" svg:y="3.95cm">
          <text:p text:style-name="P1">G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9cm" svg:height="1.25cm" svg:x="16.319cm" svg:y="4.2cm">
          <text:p text:style-name="P1">H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2" draw:layer="layout" svg:width="1.218cm" svg:height="1.249cm" svg:x="17.783cm" svg:y="4.451cm">
          <text:p text:style-name="P1">F</text:p>
          <draw:enhanced-geometry svg:viewBox="0 0 21600 21600" draw:mirror-horizontal="true" draw:type="rectangle" draw:enhanced-path="M 0 0 L 21600 0 21600 21600 0 21600 0 0 Z N"/>
        </draw:custom-shape>
        <draw:custom-shape draw:style-name="gr10" draw:text-style-name="P6" draw:layer="layout" svg:width="1.504cm" svg:height="1.249cm" svg:x="19.246cm" svg:y="4.451cm">
          <text:p text:style-name="P5"><text:span text:style-name="T1">sft</text:span><text:span text:style-name="T1"><text:line-break/></text:span><text:span text:style-name="T1">^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3" draw:text-style-name="P8" draw:layer="layout" svg:width="1.432cm" svg:height="1.249cm" svg:x="11cm" svg:y="6.501cm">
          <text:p text:style-name="P7"><text:span text:style-name="T2">Enter</text:span></text:p>
          <draw:enhanced-geometry svg:viewBox="0 0 21600 21600" draw:mirror-horizontal="false" draw:type="rectangle" draw:enhanced-path="M 0 0 L 21600 0 21600 21600 0 21600 0 0 Z N"/>
        </draw:custom-shape>
      </draw:page>
      <draw:page draw:name="page2" draw:style-name="dp1" draw:master-page-name="Default">
        <draw:custom-shape draw:style-name="gr1" draw:text-style-name="P2" draw:layer="layout" svg:width="1.214cm" svg:height="1.249cm" svg:x="7.786cm" svg:y="1.451cm">
          <text:p text:style-name="P1">M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M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14cm" svg:height="1.25cm" svg:x="6.329cm" svg:y="1.2cm">
          <text:p text:style-name="P1">M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0.95cm">
          <text:p text:style-name="P1">M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1.2cm">
          <text:p text:style-name="P1">M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1.451cm">
          <text:p text:style-name="P1">M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1.451cm">
          <text:p text:style-name="P3">M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M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M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1.2cm">
          <text:p text:style-name="P1">M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0.95cm">
          <text:p text:style-name="P1">M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1.2cm">
          <text:p text:style-name="P1">M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1.451cm">
          <text:p text:style-name="P1">M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1.451cm">
          <text:p text:style-name="P3">M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M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M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1.2cm">
          <text:p text:style-name="P1">M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0.95cm">
          <text:p text:style-name="P1">M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1.2cm">
          <text:p text:style-name="P1">M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1.451cm">
          <text:p text:style-name="P1">M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1.451cm">
          <text:p text:style-name="P3">M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M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M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1.2cm">
          <text:p text:style-name="P1">M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0.95cm">
          <text:p text:style-name="P1">M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1.2cm">
          <text:p text:style-name="P1">M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1.451cm">
          <text:p text:style-name="P1">M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1.451cm">
          <text:p text:style-name="P3">M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2.951cm">
          <text:p text:style-name="P1">M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2.951cm">
          <text:p text:style-name="P1">M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2.7cm">
          <text:p text:style-name="P1">M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2.45cm">
          <text:p text:style-name="P1">M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2.7cm">
          <text:p text:style-name="P1">M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2.951cm">
          <text:p text:style-name="P1">M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2.951cm">
          <text:p text:style-name="P3">M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2.951cm">
          <text:p text:style-name="P1">M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2.951cm">
          <text:p text:style-name="P1">M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2.7cm">
          <text:p text:style-name="P1">M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2.45cm">
          <text:p text:style-name="P1">M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2.7cm">
          <text:p text:style-name="P1">M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2.951cm">
          <text:p text:style-name="P1">M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2.951cm">
          <text:p text:style-name="P3">M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4.451cm">
          <text:p text:style-name="P1">M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4.451cm">
          <text:p text:style-name="P1">M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4.2cm">
          <text:p text:style-name="P1">M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3.95cm">
          <text:p text:style-name="P1">M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4.2cm">
          <text:p text:style-name="P1">M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4.451cm">
          <text:p text:style-name="P1">M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4.451cm">
          <text:p text:style-name="P3">M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7.036cm" svg:y="6.25cm">
          <text:p text:style-name="P3">M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4.2cm">
          <text:p text:style-name="P1">M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3.95cm">
          <text:p text:style-name="P1">M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4.2cm">
          <text:p text:style-name="P1">M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4.451cm">
          <text:p text:style-name="P1">M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4.451cm">
          <text:p text:style-name="P3">M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8.5cm" svg:y="6.5cm">
          <text:p text:style-name="P3">M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M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M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14cm" svg:height="1.25cm" svg:x="6.329cm" svg:y="1.2cm">
          <text:p text:style-name="P1">M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0.95cm">
          <text:p text:style-name="P1">M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1.2cm">
          <text:p text:style-name="P1">M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1.451cm">
          <text:p text:style-name="P1">M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1.451cm">
          <text:p text:style-name="P3">M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M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M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1.2cm">
          <text:p text:style-name="P1">M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0.95cm">
          <text:p text:style-name="P1">M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1.2cm">
          <text:p text:style-name="P1">M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1.451cm">
          <text:p text:style-name="P1">M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1.451cm">
          <text:p text:style-name="P3">M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M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M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1.2cm">
          <text:p text:style-name="P1">M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0.95cm">
          <text:p text:style-name="P1">M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1.2cm">
          <text:p text:style-name="P1">M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1.451cm">
          <text:p text:style-name="P1">M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1.451cm">
          <text:p text:style-name="P3">M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M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1.2cm">
          <text:p text:style-name="P1">)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0.95cm">
          <text:p text:style-name="P1">]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1.2cm">
          <text:p text:style-name="P1">}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1.451cm">
          <text:p text:style-name="P1"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464cm" svg:height="1.249cm" svg:x="0.25cm" svg:y="1.451cm">
          <text:p text:style-name="P5"><text:span text:style-name="T1">_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2.951cm">
          <text:p text:style-name="P1">M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2.951cm">
          <text:p text:style-name="P1">M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2.7cm">
          <text:p text:style-name="P1">M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2.45cm">
          <text:p text:style-name="P1">M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2.7cm">
          <text:p text:style-name="P1">M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2.951cm">
          <text:p text:style-name="P1">M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2.951cm">
          <text:p text:style-name="P3">M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2.951cm">
          <text:p text:style-name="P1">M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2.951cm"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2.7cm">
          <text:p text:style-name="P1">(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2.45cm">
          <text:p text:style-name="P1">[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2.7cm">
          <text:p text:style-name="P1">{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2.951cm">
          <text:p text:style-name="P1"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464cm" svg:height="1.249cm" svg:x="0.25cm" svg:y="2.951cm">
          <text:p text:style-name="P5"><text:span text:style-name="T1">_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4.451cm">
          <text:p text:style-name="P1">M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4.451cm"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4.2cm">
          <text:p text:style-name="P1"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3.95cm">
          <text:p text:style-name="P1">M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4.2cm">
          <text:p text:style-name="P1">M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4.451cm">
          <text:p text:style-name="P1">M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4.451cm">
          <text:p text:style-name="P3">M</text:p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1.5cm" svg:height="1.249cm" svg:x="5cm" svg:y="6cm">
          <text:p text:style-name="P7"><text:span text:style-name="T2"/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1.5cm" svg:height="1.249cm" svg:x="6.75cm" svg:y="6.249cm">
          <text:p text:style-name="P7"><text:span text:style-name="T2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3.95cm">
          <text:p text:style-name="P1"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4.2cm"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4.451cm">
          <text:p text:style-name="P1"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464cm" svg:height="1.249cm" svg:x="0.25cm" svg:y="4.451cm">
          <text:p text:style-name="P5"><text:span text:style-name="T1">_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1.5cm" svg:height="1.249cm" svg:x="8.5cm" svg:y="6.5cm">
          <text:p text:style-name="P7"><text:span text:style-name="T2"/></text:p>
          <text:p text:style-name="P7"><text:span text:style-name="T2">Ctrl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2" draw:layer="layout" svg:width="1.218cm" svg:height="1.249cm" svg:x="11.932cm" svg:y="1.451cm">
          <text:p text:style-name="P1">M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2" draw:layer="layout" svg:width="1.218cm" svg:height="1.249cm" svg:x="11.932cm" svg:y="1.451cm">
          <text:p text:style-name="P1">M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8" draw:text-style-name="P2" draw:layer="layout" svg:width="1.219cm" svg:height="1.25cm" svg:x="13.393cm" svg:y="1.2cm">
          <text:p text:style-name="P1">M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9cm" svg:height="1.25cm" svg:x="14.856cm" svg:y="0.95cm">
          <text:p text:style-name="P1">M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9cm" svg:height="1.25cm" svg:x="16.319cm" svg:y="1.2cm">
          <text:p text:style-name="P1">M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2" draw:layer="layout" svg:width="1.218cm" svg:height="1.249cm" svg:x="17.783cm" svg:y="1.451cm">
          <text:p text:style-name="P1">M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4" draw:layer="layout" svg:width="1.218cm" svg:height="1.249cm" svg:x="19.246cm" svg:y="1.451cm">
          <text:p text:style-name="P3">M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2" draw:layer="layout" svg:width="1.218cm" svg:height="1.249cm" svg:x="11.932cm" svg:y="1.451cm">
          <text:p text:style-name="P1">M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2" draw:layer="layout" svg:width="1.218cm" svg:height="1.249cm" svg:x="11.932cm" svg:y="1.451cm">
          <text:p text:style-name="P1">M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9cm" svg:height="1.25cm" svg:x="13.393cm" svg:y="1.2cm">
          <text:p text:style-name="P1">M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9cm" svg:height="1.25cm" svg:x="14.856cm" svg:y="0.95cm">
          <text:p text:style-name="P1">M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9cm" svg:height="1.25cm" svg:x="16.319cm" svg:y="1.2cm">
          <text:p text:style-name="P1">M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2" draw:layer="layout" svg:width="1.218cm" svg:height="1.249cm" svg:x="17.783cm" svg:y="1.451cm">
          <text:p text:style-name="P1">M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4" draw:layer="layout" svg:width="1.218cm" svg:height="1.249cm" svg:x="19.246cm" svg:y="1.451cm">
          <text:p text:style-name="P3">M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2" draw:layer="layout" svg:width="1.218cm" svg:height="1.249cm" svg:x="11.932cm" svg:y="1.451cm">
          <text:p text:style-name="P1">M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2" draw:layer="layout" svg:width="1.218cm" svg:height="1.249cm" svg:x="11.932cm" svg:y="1.451cm">
          <text:p text:style-name="P1">M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9cm" svg:height="1.25cm" svg:x="13.393cm" svg:y="1.2cm">
          <text:p text:style-name="P1">M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9cm" svg:height="1.25cm" svg:x="14.856cm" svg:y="0.95cm">
          <text:p text:style-name="P1">M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9cm" svg:height="1.25cm" svg:x="16.319cm" svg:y="1.2cm">
          <text:p text:style-name="P1">M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2" draw:layer="layout" svg:width="1.218cm" svg:height="1.249cm" svg:x="17.783cm" svg:y="1.451cm">
          <text:p text:style-name="P1">M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4" draw:layer="layout" svg:width="1.218cm" svg:height="1.249cm" svg:x="19.246cm" svg:y="1.451cm">
          <text:p text:style-name="P3">M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2" draw:layer="layout" svg:width="1.218cm" svg:height="1.249cm" svg:x="11.932cm" svg:y="1.451cm">
          <text:p text:style-name="P1">M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7" draw:text-style-name="P2" draw:layer="layout" svg:width="1.218cm" svg:height="1.249cm" svg:x="11.932cm" svg:y="1.451cm">
          <text:p text:style-name="P1"/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9cm" svg:height="1.25cm" svg:x="13.393cm" svg:y="1.2cm">
          <text:p text:style-name="P1"/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9cm" svg:height="1.25cm" svg:x="14.856cm" svg:y="0.95cm">
          <text:p text:style-name="P1"/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9cm" svg:height="1.25cm" svg:x="16.319cm" svg:y="1.2cm">
          <text:p text:style-name="P1"/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2" draw:layer="layout" svg:width="1.218cm" svg:height="1.249cm" svg:x="17.783cm" svg:y="1.451cm">
          <text:p text:style-name="P1"/>
          <draw:enhanced-geometry svg:viewBox="0 0 21600 21600" draw:mirror-horizontal="true" draw:type="rectangle" draw:enhanced-path="M 0 0 L 21600 0 21600 21600 0 21600 0 0 Z N"/>
        </draw:custom-shape>
        <draw:custom-shape draw:style-name="gr10" draw:text-style-name="P10" draw:layer="layout" svg:width="1.504cm" svg:height="1.249cm" svg:x="19.246cm" svg:y="1.451cm">
          <text:p text:style-name="P9"><text:span text:style-name="T3">_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2" draw:layer="layout" svg:width="1.218cm" svg:height="1.249cm" svg:x="11.932cm" svg:y="2.951cm">
          <text:p text:style-name="P1">M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2" draw:layer="layout" svg:width="1.218cm" svg:height="1.249cm" svg:x="11.932cm" svg:y="2.951cm">
          <text:p text:style-name="P1">M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9cm" svg:height="1.25cm" svg:x="13.393cm" svg:y="2.7cm">
          <text:p text:style-name="P1">M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9cm" svg:height="1.25cm" svg:x="14.856cm" svg:y="2.45cm">
          <text:p text:style-name="P1">M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9cm" svg:height="1.25cm" svg:x="16.319cm" svg:y="2.7cm">
          <text:p text:style-name="P1">M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2" draw:layer="layout" svg:width="1.218cm" svg:height="1.249cm" svg:x="17.783cm" svg:y="2.951cm">
          <text:p text:style-name="P1">M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4" draw:layer="layout" svg:width="1.218cm" svg:height="1.249cm" svg:x="19.246cm" svg:y="2.951cm">
          <text:p text:style-name="P3">M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2" draw:layer="layout" svg:width="1.218cm" svg:height="1.249cm" svg:x="11.932cm" svg:y="2.951cm">
          <text:p text:style-name="P1">M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2" draw:layer="layout" svg:width="1.218cm" svg:height="1.249cm" svg:x="11.932cm" svg:y="2.951cm">
          <text:p text:style-name="P1"/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9cm" svg:height="1.25cm" svg:x="13.393cm" svg:y="2.7cm">
          <text:p text:style-name="P1"/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9cm" svg:height="1.25cm" svg:x="14.856cm" svg:y="2.45cm">
          <text:p text:style-name="P1"/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9cm" svg:height="1.25cm" svg:x="16.319cm" svg:y="2.7cm">
          <text:p text:style-name="P1"/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2" draw:layer="layout" svg:width="1.218cm" svg:height="1.249cm" svg:x="17.783cm" svg:y="2.951cm">
          <text:p text:style-name="P1"/>
          <draw:enhanced-geometry svg:viewBox="0 0 21600 21600" draw:mirror-horizontal="true" draw:type="rectangle" draw:enhanced-path="M 0 0 L 21600 0 21600 21600 0 21600 0 0 Z N"/>
        </draw:custom-shape>
        <draw:custom-shape draw:style-name="gr10" draw:text-style-name="P6" draw:layer="layout" svg:width="1.504cm" svg:height="1.249cm" svg:x="19.246cm" svg:y="2.951cm">
          <text:p text:style-name="P5"><text:span text:style-name="T1">_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2" draw:layer="layout" svg:width="1.218cm" svg:height="1.249cm" svg:x="11.932cm" svg:y="4.451cm">
          <text:p text:style-name="P1">M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2" draw:layer="layout" svg:width="1.218cm" svg:height="1.249cm" svg:x="11.932cm" svg:y="4.451cm">
          <text:p text:style-name="P1"/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9cm" svg:height="1.25cm" svg:x="13.393cm" svg:y="4.2cm">
          <text:p text:style-name="P1">M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9cm" svg:height="1.25cm" svg:x="14.856cm" svg:y="3.95cm">
          <text:p text:style-name="P1">M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9cm" svg:height="1.25cm" svg:x="16.319cm" svg:y="4.2cm">
          <text:p text:style-name="P1">M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2" draw:layer="layout" svg:width="1.218cm" svg:height="1.249cm" svg:x="17.783cm" svg:y="4.451cm">
          <text:p text:style-name="P1">M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4" draw:layer="layout" svg:width="1.218cm" svg:height="1.249cm" svg:x="19.246cm" svg:y="4.451cm">
          <text:p text:style-name="P3">M</text:p>
          <draw:enhanced-geometry svg:viewBox="0 0 21600 21600" draw:mirror-horizontal="true" draw:type="rectangle" draw:enhanced-path="M 0 0 L 21600 0 21600 21600 0 21600 0 0 Z N"/>
        </draw:custom-shape>
        <draw:custom-shape draw:style-name="gr11" draw:text-style-name="P8" draw:layer="layout" svg:width="1.524cm" svg:height="1.249cm" svg:x="14.476cm" svg:y="6cm">
          <text:p text:style-name="P7"><text:span text:style-name="T2"/></text:p>
          <draw:enhanced-geometry svg:viewBox="0 0 21600 21600" draw:mirror-horizontal="true" draw:type="rectangle" draw:enhanced-path="M 0 0 L 21600 0 21600 21600 0 21600 0 0 Z N"/>
        </draw:custom-shape>
        <draw:custom-shape draw:style-name="gr15" draw:text-style-name="P12" draw:layer="layout" svg:width="1.5cm" svg:height="1.249cm" svg:x="12.75cm" svg:y="6.251cm">
          <text:p text:style-name="P11"><text:span text:style-name="T2"/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9cm" svg:height="1.25cm" svg:x="13.393cm" svg:y="4.2cm">
          <text:p text:style-name="P1"/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9cm" svg:height="1.25cm" svg:x="14.856cm" svg:y="3.95cm">
          <text:p text:style-name="P1"/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9cm" svg:height="1.25cm" svg:x="16.319cm" svg:y="4.2cm">
          <text:p text:style-name="P1"/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2" draw:layer="layout" svg:width="1.218cm" svg:height="1.249cm" svg:x="17.783cm" svg:y="4.451cm">
          <text:p text:style-name="P1"/>
          <draw:enhanced-geometry svg:viewBox="0 0 21600 21600" draw:mirror-horizontal="true" draw:type="rectangle" draw:enhanced-path="M 0 0 L 21600 0 21600 21600 0 21600 0 0 Z N"/>
        </draw:custom-shape>
        <draw:custom-shape draw:style-name="gr10" draw:text-style-name="P6" draw:layer="layout" svg:width="1.504cm" svg:height="1.249cm" svg:x="19.246cm" svg:y="4.451cm">
          <text:p text:style-name="P5"><text:span text:style-name="T1">_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3" draw:text-style-name="P8" draw:layer="layout" svg:width="1.432cm" svg:height="1.249cm" svg:x="11cm" svg:y="6.501cm">
          <text:p text:style-name="P7"><text:span text:style-name="T2"/></text:p>
          <draw:enhanced-geometry svg:viewBox="0 0 21600 21600" draw:mirror-horizontal="false" draw:type="rectangle" draw:enhanced-path="M 0 0 L 21600 0 21600 21600 0 21600 0 0 Z N"/>
        </draw:custom-shape>
      </draw:page>
      <draw:page draw:name="page3" draw:style-name="dp1" draw:master-page-name="Default">
        <draw:custom-shape draw:style-name="gr1" draw:text-style-name="P2" draw:layer="layout" svg:width="1.214cm" svg:height="1.249cm" svg:x="7.786cm" svg:y="1.451cm">
          <text:p text:style-name="P1">M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M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14cm" svg:height="1.25cm" svg:x="6.329cm" svg:y="1.2cm">
          <text:p text:style-name="P1">M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0.95cm">
          <text:p text:style-name="P1">M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1.2cm">
          <text:p text:style-name="P1">M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1.451cm">
          <text:p text:style-name="P1">M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1.451cm">
          <text:p text:style-name="P3">M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M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M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1.2cm">
          <text:p text:style-name="P1">M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0.95cm">
          <text:p text:style-name="P1">M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1.2cm">
          <text:p text:style-name="P1">M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1.451cm">
          <text:p text:style-name="P1">M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1.451cm">
          <text:p text:style-name="P3">M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M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M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1.2cm">
          <text:p text:style-name="P1">M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0.95cm">
          <text:p text:style-name="P1">M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1.2cm">
          <text:p text:style-name="P1">M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1.451cm">
          <text:p text:style-name="P1">M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1.451cm">
          <text:p text:style-name="P3">M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M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M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1.2cm">
          <text:p text:style-name="P1">M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0.95cm">
          <text:p text:style-name="P1">M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1.2cm">
          <text:p text:style-name="P1">M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1.451cm">
          <text:p text:style-name="P1">M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1.451cm">
          <text:p text:style-name="P3">M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2.951cm">
          <text:p text:style-name="P1">M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2.951cm">
          <text:p text:style-name="P1">M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2.7cm">
          <text:p text:style-name="P1">M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2.45cm">
          <text:p text:style-name="P1">M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2.7cm">
          <text:p text:style-name="P1">M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2.951cm">
          <text:p text:style-name="P1">M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2.951cm">
          <text:p text:style-name="P3">M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2.951cm">
          <text:p text:style-name="P1">M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2.951cm">
          <text:p text:style-name="P1">M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2.7cm">
          <text:p text:style-name="P1">M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2.45cm">
          <text:p text:style-name="P1">M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2.7cm">
          <text:p text:style-name="P1">M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2.951cm">
          <text:p text:style-name="P1">M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2.951cm">
          <text:p text:style-name="P3">M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4.451cm">
          <text:p text:style-name="P1">M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4.451cm">
          <text:p text:style-name="P1">M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4.2cm">
          <text:p text:style-name="P1">M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3.95cm">
          <text:p text:style-name="P1">M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4.2cm">
          <text:p text:style-name="P1">M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4.451cm">
          <text:p text:style-name="P1">M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4.451cm">
          <text:p text:style-name="P3">M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7.036cm" svg:y="6.25cm">
          <text:p text:style-name="P3">M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4.2cm">
          <text:p text:style-name="P1">M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3.95cm">
          <text:p text:style-name="P1">M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4.2cm">
          <text:p text:style-name="P1">M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4.451cm">
          <text:p text:style-name="P1">M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4.451cm">
          <text:p text:style-name="P3">M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8.5cm" svg:y="6.5cm">
          <text:p text:style-name="P3">M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M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M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14cm" svg:height="1.25cm" svg:x="6.329cm" svg:y="1.2cm">
          <text:p text:style-name="P1">M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0.95cm">
          <text:p text:style-name="P1">M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1.2cm">
          <text:p text:style-name="P1">M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1.451cm">
          <text:p text:style-name="P1">M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1.451cm">
          <text:p text:style-name="P3">M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M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M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1.2cm">
          <text:p text:style-name="P1">M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0.95cm">
          <text:p text:style-name="P1">M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1.2cm">
          <text:p text:style-name="P1">M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1.451cm">
          <text:p text:style-name="P1">M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1.451cm">
          <text:p text:style-name="P3">M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M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M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1.2cm">
          <text:p text:style-name="P1">M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0.95cm">
          <text:p text:style-name="P1">M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1.2cm">
          <text:p text:style-name="P1">M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1.451cm">
          <text:p text:style-name="P1">M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1.451cm">
          <text:p text:style-name="P3">M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M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1.2cm">
          <text:p text:style-name="P1"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0.95cm">
          <text:p text:style-name="P1"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1.2cm"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1.45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464cm" svg:height="1.249cm" svg:x="0.25cm" svg:y="1.451cm">
          <text:p text:style-name="P5"><text:span text:style-name="T1">_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2.951cm">
          <text:p text:style-name="P1">M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2.951cm">
          <text:p text:style-name="P1">M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2.7cm">
          <text:p text:style-name="P1">M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2.45cm">
          <text:p text:style-name="P1">M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2.7cm">
          <text:p text:style-name="P1">M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2.951cm">
          <text:p text:style-name="P1">M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2.951cm">
          <text:p text:style-name="P3">M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2.951cm">
          <text:p text:style-name="P1">M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2.9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2.7cm">
          <text:p text:style-name="P1"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2.45cm">
          <text:p text:style-name="P1"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2.7cm"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2.95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464cm" svg:height="1.249cm" svg:x="0.25cm" svg:y="2.951cm">
          <text:p text:style-name="P5"><text:span text:style-name="T1">_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4.451cm">
          <text:p text:style-name="P1">M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4.4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4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3.95cm">
          <text:p text:style-name="P1">M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4.2cm">
          <text:p text:style-name="P1">M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4.451cm">
          <text:p text:style-name="P1">M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4.451cm">
          <text:p text:style-name="P3">M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1.5cm" svg:height="1.249cm" svg:x="5cm" svg:y="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1.5cm" svg:height="1.249cm" svg:x="6.75cm" svg:y="6.24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3.9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4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4.45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464cm" svg:height="1.249cm" svg:x="0.25cm" svg:y="4.451cm">
          <text:p text:style-name="P5"><text:span text:style-name="T1">_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1.5cm" svg:height="1.249cm" svg:x="8.5cm" svg:y="6.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2" draw:layer="layout" svg:width="1.218cm" svg:height="1.249cm" svg:x="11.932cm" svg:y="1.451cm">
          <text:p text:style-name="P1">M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2" draw:layer="layout" svg:width="1.218cm" svg:height="1.249cm" svg:x="11.932cm" svg:y="1.451cm">
          <text:p text:style-name="P1">M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8" draw:text-style-name="P2" draw:layer="layout" svg:width="1.219cm" svg:height="1.25cm" svg:x="13.393cm" svg:y="1.2cm">
          <text:p text:style-name="P1">M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9cm" svg:height="1.25cm" svg:x="14.856cm" svg:y="0.95cm">
          <text:p text:style-name="P1">M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9cm" svg:height="1.25cm" svg:x="16.319cm" svg:y="1.2cm">
          <text:p text:style-name="P1">M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2" draw:layer="layout" svg:width="1.218cm" svg:height="1.249cm" svg:x="17.783cm" svg:y="1.451cm">
          <text:p text:style-name="P1">M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15" draw:layer="layout" svg:width="1.218cm" svg:height="1.249cm" svg:x="19.246cm" svg:y="1.451cm">
          <text:p text:style-name="P14">M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2" draw:layer="layout" svg:width="1.218cm" svg:height="1.249cm" svg:x="11.932cm" svg:y="1.451cm">
          <text:p text:style-name="P1">M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2" draw:layer="layout" svg:width="1.218cm" svg:height="1.249cm" svg:x="11.932cm" svg:y="1.451cm">
          <text:p text:style-name="P1">M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9cm" svg:height="1.25cm" svg:x="13.393cm" svg:y="1.2cm">
          <text:p text:style-name="P1">M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9cm" svg:height="1.25cm" svg:x="14.856cm" svg:y="0.95cm">
          <text:p text:style-name="P1">M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9cm" svg:height="1.25cm" svg:x="16.319cm" svg:y="1.2cm">
          <text:p text:style-name="P1">M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2" draw:layer="layout" svg:width="1.218cm" svg:height="1.249cm" svg:x="17.783cm" svg:y="1.451cm">
          <text:p text:style-name="P1">M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15" draw:layer="layout" svg:width="1.218cm" svg:height="1.249cm" svg:x="19.246cm" svg:y="1.451cm">
          <text:p text:style-name="P14">M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2" draw:layer="layout" svg:width="1.218cm" svg:height="1.249cm" svg:x="11.932cm" svg:y="1.451cm">
          <text:p text:style-name="P1">M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2" draw:layer="layout" svg:width="1.218cm" svg:height="1.249cm" svg:x="11.932cm" svg:y="1.451cm">
          <text:p text:style-name="P1">M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9cm" svg:height="1.25cm" svg:x="13.393cm" svg:y="1.2cm">
          <text:p text:style-name="P1">M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9cm" svg:height="1.25cm" svg:x="14.856cm" svg:y="0.95cm">
          <text:p text:style-name="P1">M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9cm" svg:height="1.25cm" svg:x="16.319cm" svg:y="1.2cm">
          <text:p text:style-name="P1">M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2" draw:layer="layout" svg:width="1.218cm" svg:height="1.249cm" svg:x="17.783cm" svg:y="1.451cm">
          <text:p text:style-name="P1">M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15" draw:layer="layout" svg:width="1.218cm" svg:height="1.249cm" svg:x="19.246cm" svg:y="1.451cm">
          <text:p text:style-name="P14">M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2" draw:layer="layout" svg:width="1.218cm" svg:height="1.249cm" svg:x="11.932cm" svg:y="1.451cm">
          <text:p text:style-name="P1">M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7" draw:text-style-name="P2" draw:layer="layout" svg:width="1.218cm" svg:height="1.249cm" svg:x="11.932cm" svg:y="1.45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9cm" svg:height="1.25cm" svg:x="13.393cm" svg:y="1.2cm">
          <text:p text:style-name="P1">7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9cm" svg:height="1.25cm" svg:x="14.856cm" svg:y="0.95cm">
          <text:p text:style-name="P1">8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9cm" svg:height="1.25cm" svg:x="16.319cm" svg:y="1.2cm">
          <text:p text:style-name="P1">9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2" draw:layer="layout" svg:width="1.218cm" svg:height="1.249cm" svg:x="17.783cm" svg:y="1.451cm">
          <text:p text:style-name="P1">+</text:p>
          <draw:enhanced-geometry svg:viewBox="0 0 21600 21600" draw:mirror-horizontal="true" draw:type="rectangle" draw:enhanced-path="M 0 0 L 21600 0 21600 21600 0 21600 0 0 Z N"/>
        </draw:custom-shape>
        <draw:custom-shape draw:style-name="gr10" draw:text-style-name="P17" draw:layer="layout" svg:width="1.504cm" svg:height="1.249cm" svg:x="19.246cm" svg:y="1.451cm">
          <text:p text:style-name="P16"><text:span text:style-name="T3">-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2" draw:layer="layout" svg:width="1.218cm" svg:height="1.249cm" svg:x="11.932cm" svg:y="2.951cm">
          <text:p text:style-name="P1">M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2" draw:layer="layout" svg:width="1.218cm" svg:height="1.249cm" svg:x="11.932cm" svg:y="2.951cm">
          <text:p text:style-name="P1">M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9cm" svg:height="1.25cm" svg:x="13.393cm" svg:y="2.7cm">
          <text:p text:style-name="P1">M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9cm" svg:height="1.25cm" svg:x="14.856cm" svg:y="2.45cm">
          <text:p text:style-name="P1">M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9cm" svg:height="1.25cm" svg:x="16.319cm" svg:y="2.7cm">
          <text:p text:style-name="P1">M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2" draw:layer="layout" svg:width="1.218cm" svg:height="1.249cm" svg:x="17.783cm" svg:y="2.951cm">
          <text:p text:style-name="P1">M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15" draw:layer="layout" svg:width="1.218cm" svg:height="1.249cm" svg:x="19.246cm" svg:y="2.951cm">
          <text:p text:style-name="P14">M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2" draw:layer="layout" svg:width="1.218cm" svg:height="1.249cm" svg:x="11.932cm" svg:y="2.951cm">
          <text:p text:style-name="P1">M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2" draw:layer="layout" svg:width="1.218cm" svg:height="1.249cm" svg:x="11.932cm" svg:y="2.951cm">
          <text:p text:style-name="P1">0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9cm" svg:height="1.25cm" svg:x="13.393cm" svg:y="2.7cm">
          <text:p text:style-name="P1">4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9cm" svg:height="1.25cm" svg:x="14.856cm" svg:y="2.45cm">
          <text:p text:style-name="P1">5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9cm" svg:height="1.25cm" svg:x="16.319cm" svg:y="2.7cm">
          <text:p text:style-name="P1">6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2" draw:layer="layout" svg:width="1.218cm" svg:height="1.249cm" svg:x="17.783cm" svg:y="2.951cm">
          <text:p text:style-name="P1">*</text:p>
          <draw:enhanced-geometry svg:viewBox="0 0 21600 21600" draw:mirror-horizontal="true" draw:type="rectangle" draw:enhanced-path="M 0 0 L 21600 0 21600 21600 0 21600 0 0 Z N"/>
        </draw:custom-shape>
        <draw:custom-shape draw:style-name="gr10" draw:text-style-name="P19" draw:layer="layout" svg:width="1.504cm" svg:height="1.249cm" svg:x="19.246cm" svg:y="2.951cm">
          <text:p text:style-name="P18"><text:span text:style-name="T1">/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2" draw:layer="layout" svg:width="1.218cm" svg:height="1.249cm" svg:x="11.932cm" svg:y="4.451cm">
          <text:p text:style-name="P1">M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2" draw:layer="layout" svg:width="1.218cm" svg:height="1.249cm" svg:x="11.932cm" svg:y="4.451cm">
          <text:p text:style-name="P1">=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9cm" svg:height="1.25cm" svg:x="13.393cm" svg:y="4.2cm">
          <text:p text:style-name="P1">M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9cm" svg:height="1.25cm" svg:x="14.856cm" svg:y="3.95cm">
          <text:p text:style-name="P1">M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9cm" svg:height="1.25cm" svg:x="16.319cm" svg:y="4.2cm">
          <text:p text:style-name="P1">M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2" draw:layer="layout" svg:width="1.218cm" svg:height="1.249cm" svg:x="17.783cm" svg:y="4.451cm">
          <text:p text:style-name="P1">M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15" draw:layer="layout" svg:width="1.218cm" svg:height="1.249cm" svg:x="19.246cm" svg:y="4.451cm">
          <text:p text:style-name="P14">M</text:p>
          <draw:enhanced-geometry svg:viewBox="0 0 21600 21600" draw:mirror-horizontal="true" draw:type="rectangle" draw:enhanced-path="M 0 0 L 21600 0 21600 21600 0 21600 0 0 Z N"/>
        </draw:custom-shape>
        <draw:custom-shape draw:style-name="gr16" draw:text-style-name="P13" draw:layer="layout" svg:width="1.524cm" svg:height="1.249cm" svg:x="14.476cm" svg:y="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7" draw:text-style-name="P12" draw:layer="layout" svg:width="1.5cm" svg:height="1.249cm" svg:x="12.75cm" svg:y="6.25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9cm" svg:height="1.25cm" svg:x="13.393cm" svg:y="4.2cm">
          <text:p text:style-name="P1">1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9cm" svg:height="1.25cm" svg:x="14.856cm" svg:y="3.95cm">
          <text:p text:style-name="P1">2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9cm" svg:height="1.25cm" svg:x="16.319cm" svg:y="4.2cm">
          <text:p text:style-name="P1">3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2" draw:layer="layout" svg:width="1.218cm" svg:height="1.249cm" svg:x="17.783cm" svg:y="4.451cm">
          <text:p text:style-name="P1">^</text:p>
          <draw:enhanced-geometry svg:viewBox="0 0 21600 21600" draw:mirror-horizontal="true" draw:type="rectangle" draw:enhanced-path="M 0 0 L 21600 0 21600 21600 0 21600 0 0 Z N"/>
        </draw:custom-shape>
        <draw:custom-shape draw:style-name="gr10" draw:text-style-name="P19" draw:layer="layout" svg:width="1.504cm" svg:height="1.249cm" svg:x="19.246cm" svg:y="4.451cm">
          <text:p text:style-name="P18"><text:span text:style-name="T1">%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3" draw:text-style-name="P8" draw:layer="layout" svg:width="1.432cm" svg:height="1.249cm" svg:x="11cm" svg:y="6.501cm">
          <text:p/>
          <draw:enhanced-geometry svg:viewBox="0 0 21600 21600" draw:mirror-horizont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rlito" svg:font-family="Carlito" style:font-family-generic="swiss" style:font-pitch="variable"/>
    <style:font-face style:name="DejaVu Sans" svg:font-family="'DejaVu Sans'" style:font-family-generic="system" style:font-pitch="variable"/>
    <style:font-face style:name="Hack Nerd Font" svg:font-family="'Hack Nerd Font'" style:font-pitch="variable"/>
    <style:font-face style:name="Hack Nerd Font Mono" svg:font-family="'Hack Nerd Font Mono'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Source Code Pro Black" svg:font-family="'Source Code Pro Black'" style:font-adornments="Black" style:font-pitch="fixed"/>
    <style:font-face style:name="Source Code Pro Black1" svg:font-family="'Source Code Pro Black'" style:font-pitch="fixed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1cm" fo:page-height="8.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9-23T21:50:17.290941292</meta:creation-date>
    <dc:date>2022-09-23T22:29:08.967082590</dc:date>
    <meta:editing-duration>PT7M58S</meta:editing-duration>
    <meta:editing-cycles>2</meta:editing-cycles>
    <meta:generator>LibreOffice/7.3.4.2$Linux_X86_64 LibreOffice_project/30$Build-2</meta:generator>
    <meta:document-statistic meta:object-count="508"/>
  </office:meta>
</office:document-meta>
</file>